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svg:stroke-color="#c0c0c0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cm" svg:stroke-color="#333333" draw:marker-start-width="0.25cm" draw:marker-end-width="0.25cm" draw:fill-color="#ffff00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draw:marker-start-width="0.28cm" draw:marker-end="Line_20_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3cm" svg:stroke-color="#333333" draw:marker-start-width="0.25cm" draw:marker-end-width="0.25cm" draw:fill-color="#ff3333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333333" draw:marker-start-width="0.25cm" draw:marker-end-width="0.25cm" draw:fill-color="#ff3366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94cm" svg:y1="1.2cm" svg:x2="1.494cm" svg:y2="8.4cm">
          <text:p/>
        </draw:line>
        <draw:frame draw:style-name="gr2" draw:text-style-name="P2" draw:layer="layout" svg:width="2.818cm" svg:height="0.806cm" svg:x="-0.057cm" svg:y="0.138cm">
          <draw:text-box>
            <text:p text:style-name="P2"><text:span text:style-name="T1">integration</text:span></text:p>
          </draw:text-box>
        </draw:frame>
        <draw:custom-shape draw:style-name="gr3" draw:text-style-name="P1" draw:layer="layout" svg:width="0.5cm" svg:height="0.5cm" svg:x="1.24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.244cm" svg:y="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.244cm" svg:y="7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482cm" svg:y1="2.825cm" svg:x2="1.482cm" svg:y2="4.5cm">
          <text:p/>
        </draw:line>
        <draw:line draw:style-name="gr4" draw:text-style-name="P1" draw:layer="layout" svg:x1="1.8cm" svg:y1="1.5cm" svg:x2="5.2cm" svg:y2="2cm">
          <text:p/>
        </draw:line>
        <draw:line draw:style-name="gr4" draw:text-style-name="P1" draw:layer="layout" svg:x1="1.502cm" svg:y1="4.975cm" svg:x2="1.502cm" svg:y2="7.8cm">
          <text:p/>
        </draw:line>
        <draw:line draw:style-name="gr4" draw:text-style-name="P1" draw:layer="layout" svg:x1="5.2cm" svg:y1="4.3cm" svg:x2="1.9cm" svg:y2="4.8cm">
          <text:p/>
        </draw:line>
        <draw:line draw:style-name="gr1" draw:text-style-name="P1" draw:layer="layout" svg:x1="5.558cm" svg:y1="1.18cm" svg:x2="5.558cm" svg:y2="8.38cm">
          <text:p/>
        </draw:line>
        <draw:line draw:style-name="gr1" draw:text-style-name="P1" draw:layer="layout" svg:x1="8.754cm" svg:y1="1.16cm" svg:x2="8.754cm" svg:y2="8.36cm">
          <text:p/>
        </draw:line>
        <draw:custom-shape draw:style-name="gr3" draw:text-style-name="P1" draw:layer="layout" svg:width="0.5cm" svg:height="0.5cm" svg:x="1.228cm" svg:y="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466cm" svg:y1="1.711cm" svg:x2="1.466cm" svg:y2="2.311cm">
          <text:p/>
        </draw:line>
        <draw:line draw:style-name="gr4" draw:text-style-name="P1" draw:layer="layout" svg:x1="0.4cm" svg:y1="1.2cm" svg:x2="1.2cm" svg:y2="1.4cm">
          <text:p/>
        </draw:line>
        <draw:frame draw:style-name="gr2" draw:text-style-name="P2" draw:layer="layout" svg:width="2.487cm" svg:height="0.806cm" svg:x="4.143cm" svg:y="0.138cm">
          <draw:text-box>
            <text:p text:style-name="P2"><text:span text:style-name="T1">feature-a</text:span></text:p>
          </draw:text-box>
        </draw:frame>
        <draw:frame draw:style-name="gr2" draw:text-style-name="P2" draw:layer="layout" svg:width="2.487cm" svg:height="0.806cm" svg:x="7.544cm" svg:y="0.138cm">
          <draw:text-box>
            <text:p text:style-name="P2"><text:span text:style-name="T1">feature-b</text:span></text:p>
          </draw:text-box>
        </draw:frame>
        <draw:custom-shape draw:style-name="gr5" draw:text-style-name="P1" draw:layer="layout" svg:width="0.5cm" svg:height="0.5cm" svg:x="5.308cm" svg:y="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5.308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558cm" svg:y1="3.339cm" svg:x2="5.558cm" svg:y2="3.939cm">
          <text:p/>
        </draw:line>
        <draw:custom-shape draw:style-name="gr5" draw:text-style-name="P1" draw:layer="layout" svg:width="0.5cm" svg:height="0.5cm" svg:x="5.308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558cm" svg:y1="2.225cm" svg:x2="5.558cm" svg:y2="2.825cm">
          <text:p/>
        </draw:line>
        <draw:custom-shape draw:style-name="gr6" draw:text-style-name="P1" draw:layer="layout" svg:width="0.5cm" svg:height="0.5cm" svg:x="8.5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8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5cm" svg:y1="5.464cm" svg:x2="8.75cm" svg:y2="6.064cm">
          <text:p/>
        </draw:line>
        <draw:custom-shape draw:style-name="gr6" draw:text-style-name="P1" draw:layer="layout" svg:width="0.5cm" svg:height="0.5cm" svg:x="8.5cm" svg:y="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5cm" svg:y1="4.35cm" svg:x2="8.75cm" svg:y2="4.95cm">
          <text:p/>
        </draw:line>
        <draw:line draw:style-name="gr4" draw:text-style-name="P1" draw:layer="layout" svg:x1="1.8cm" svg:y1="2.6cm" svg:x2="5.2cm" svg:y2="3.1cm">
          <text:p/>
        </draw:line>
        <draw:frame draw:style-name="gr7" draw:text-style-name="P3" draw:layer="layout" svg:width="2.7cm" svg:height="0.645cm" svg:x="2.2cm" svg:y="1.055cm">
          <draw:text-box>
            <text:p text:style-name="P3"><text:span text:style-name="T2">create feature</text:span></text:p>
          </draw:text-box>
        </draw:frame>
        <draw:frame draw:style-name="gr7" draw:text-style-name="P3" draw:layer="layout" svg:width="2.9cm" svg:height="0.645cm" svg:x="2.1cm" svg:y="2.155cm">
          <draw:text-box>
            <text:p text:style-name="P3"><text:span text:style-name="T2">update feature</text:span></text:p>
          </draw:text-box>
        </draw:frame>
        <draw:frame draw:style-name="gr7" draw:text-style-name="P3" draw:layer="layout" svg:width="3.3cm" svg:height="0.645cm" svg:x="2.1cm" svg:y="3.756cm">
          <draw:text-box>
            <text:p text:style-name="P3"><text:span text:style-name="T2">integrate feature</text:span></text:p>
          </draw:text-box>
        </draw:frame>
        <draw:line draw:style-name="gr4" draw:text-style-name="P1" draw:layer="layout" svg:x1="1.775cm" svg:y1="2.575cm" svg:x2="8.4cm" svg:y2="4.1cm">
          <text:p/>
        </draw:line>
        <draw:frame draw:style-name="gr7" draw:text-style-name="P3" draw:layer="layout" svg:width="2.7cm" svg:height="0.645cm" svg:x="6.1cm" svg:y="3.1cm">
          <draw:text-box>
            <text:p text:style-name="P3"><text:span text:style-name="T2">create feature</text:span></text:p>
          </draw:text-box>
        </draw:frame>
        <draw:line draw:style-name="gr4" draw:text-style-name="P1" draw:layer="layout" svg:x1="8.4cm" svg:y1="6.3cm" svg:x2="1.8cm" svg:y2="8cm">
          <text:p/>
        </draw:line>
        <draw:frame draw:style-name="gr7" draw:text-style-name="P3" draw:layer="layout" svg:width="3.3cm" svg:height="0.645cm" svg:x="2.3cm" svg:y="6.5cm">
          <draw:text-box>
            <text:p text:style-name="P3"><text:span text:style-name="T2">integrate feature</text:span></text:p>
          </draw:text-box>
        </draw:frame>
        <draw:line draw:style-name="gr4" draw:text-style-name="P1" draw:layer="layout" svg:x1="1.8cm" svg:y1="4.9cm" svg:x2="8.4cm" svg:y2="5.3cm">
          <text:p/>
        </draw:line>
        <draw:frame draw:style-name="gr7" draw:text-style-name="P3" draw:layer="layout" svg:width="2.9cm" svg:height="0.645cm" svg:x="5.6cm" svg:y="4.5cm">
          <draw:text-box>
            <text:p text:style-name="P3"><text:span text:style-name="T2">update 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10-23T19:20:31</dc:date>
    <dc:creator>Robin </dc:creator>
    <meta:editing-duration>PT1H31M23S</meta:editing-duration>
    <meta:editing-cycles>35</meta:editing-cycles>
    <meta:generator>LibreOffice/3.5$Linux_x86 LibreOffice_project/350m1$Build-2</meta:generator>
    <meta:document-statistic meta:object-count="36"/>
  </office:meta>
</office:document-meta>
</file>